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379cm" draw:marker-end-width="0.379cm" draw:fill="solid" draw:fill-color="#eeeeee" fo:min-height="3.403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fill="none" fo:min-height="2.22cm"/>
    </style:style>
    <style:style style:name="gr3" style:family="graphic" style:parent-style-name="standard">
      <style:graphic-properties draw:stroke="solid" svg:stroke-width="0.053cm" svg:stroke-color="#000000" draw:marker-start-width="0.379cm" draw:marker-end-width="0.379cm" draw:fill="solid" draw:fill-color="#eeeeee" fo:min-height="3.74cm" fo:padding-top="0.151cm" fo:padding-bottom="0.151cm" fo:padding-left="0.276cm" fo:padding-right="0.276cm"/>
    </style:style>
    <style:style style:name="gr4" style:family="graphic" style:parent-style-name="standard">
      <style:graphic-properties draw:marker-start="" draw:marker-end="Arrowhead_20_1" draw:textarea-horizontal-align="center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379cm" draw:marker-end-width="0.379cm" draw:fill="solid" draw:fill-color="#eeeeee" fo:min-height="0.998cm" fo:padding-top="0.151cm" fo:padding-bottom="0.151cm" fo:padding-left="0.276cm" fo:padding-right="0.276cm"/>
    </style:style>
    <style:style style:name="gr6" style:family="graphic" style:parent-style-name="standard">
      <style:graphic-properties draw:marker-end="Arrowhead_20_1" draw:textarea-horizontal-align="center" draw:textarea-vertical-align="middle"/>
    </style:style>
    <style:style style:name="gr7" style:family="graphic" style:parent-style-name="standard">
      <style:graphic-properties draw:stroke="solid" svg:stroke-width="0.053cm" svg:stroke-color="#000000" draw:marker-start-width="0.379cm" draw:marker-end-width="0.379cm" draw:fill="solid" draw:fill-color="#eeeeee" fo:min-height="3.681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color="#000000" draw:fill="solid" draw:fill-color="#ffff99" draw:textarea-horizontal-align="left" draw:auto-grow-height="true" draw:auto-grow-width="false" fo:min-height="2.726cm" fo:min-width="0cm"/>
    </style:style>
    <style:style style:name="gr9" style:family="graphic" style:parent-style-name="objectwithoutfill">
      <style:graphic-properties draw:marker-end="Arrowhead_20_2" draw:marker-end-width="0.5cm"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head_20_2" draw:marker-end-width="0.4cm" draw:textarea-horizontal-align="center" draw:textarea-vertical-align="middle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fill="solid" draw:fill-color="#ffffff" fo:min-height="2.04cm"/>
    </style:style>
    <style:style style:name="gr13" style:family="graphic" style:parent-style-name="standard">
      <style:graphic-properties draw:stroke="none" svg:stroke-color="#000000" draw:fill="none" draw:fill-color="#ffffff" fo:min-height="0.738cm"/>
    </style:style>
    <style:style style:name="gr14" style:family="graphic" style:parent-style-name="objectwithoutfill">
      <style:graphic-properties svg:stroke-color="#0000cc" draw:fill="none" draw:textarea-horizontal-align="center" draw:textarea-vertical-align="middle"/>
    </style:style>
    <style:style style:name="gr15" style:family="graphic" style:parent-style-name="standard">
      <style:graphic-properties draw:stroke="solid" svg:stroke-width="0.053cm" svg:stroke-color="#000000" draw:marker-start-width="0.379cm" draw:marker-end-width="0.379cm" draw:fill="solid" draw:fill-color="#eeeeee" fo:min-height="0.556cm" fo:padding-top="0.151cm" fo:padding-bottom="0.151cm" fo:padding-left="0.276cm" fo:padding-right="0.276cm"/>
    </style:style>
    <style:style style:name="P1" style:family="paragraph">
      <style:text-properties fo:font-size="14pt"/>
    </style:style>
    <style:style style:name="P2" style:family="paragraph">
      <loext:graphic-properties draw:fill="solid" draw:fill-color="#eeeeee"/>
      <style:text-properties fo:font-size="14pt"/>
    </style:style>
    <style:style style:name="P3" style:family="paragraph">
      <loext:graphic-properties draw:fill="none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text-properties fo:font-size="14pt"/>
    </style:style>
    <style:style style:name="P8" style:family="paragraph">
      <style:text-properties fo:font-size="15pt"/>
    </style:style>
    <style:style style:name="P9" style:family="paragraph">
      <loext:graphic-properties draw:fill="none" draw:fill-color="#ffffff"/>
      <style:text-properties fo:font-size="15pt"/>
    </style:style>
    <style:style style:name="T1" style:family="text">
      <style:text-properties fo:color="#6666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8.468cm" svg:height="3.705cm" svg:x="19.216cm" svg:y="15.377cm">
          <draw:text-box>
            <text:p text:style-name="P1">APUnicig10641_1</text:p>
          </draw:text-box>
        </draw:frame>
        <draw:frame draw:style-name="gr2" draw:text-style-name="P3" draw:layer="layout" svg:width="12.9cm" svg:height="2.483cm" svg:x="23.981cm" svg:y="11.485cm">
          <draw:text-box>
            <text:p text:style-name="P1"><text:span text:style-name="T1">@Override</text:span></text:p>
            <text:p text:style-name="P1"><text:tab/>public void viewDati() {</text:p>
            <text:p text:style-name="P1"><text:tab/><text:tab/>CardLayout cl=(CardLayout)this.getLayout();</text:p>
            <text:p text:style-name="P1"><text:tab/><text:tab/>cl.show(this,IMenu.dati );<text:tab/>}</text:p>
          </draw:text-box>
        </draw:frame>
        <draw:frame draw:style-name="gr3" draw:text-style-name="P2" xml:id="id2" draw:id="id2" draw:layer="layout" svg:width="8.468cm" svg:height="4.042cm" svg:x="8.681cm" svg:y="8.739cm">
          <draw:text-box>
            <text:p text:style-name="P1">Unicig10641_1Frame</text:p>
          </draw:text-box>
        </draw:frame>
        <draw:connector draw:style-name="gr4" draw:text-style-name="P4" draw:layer="layout" svg:x1="19.216cm" svg:y1="17.229cm" svg:x2="17.149cm" svg:y2="10.76cm" draw:start-shape="id1" draw:start-glue-point="3" draw:end-shape="id2" svg:d="M19216 17229h-1033v-6469h-1034" svg:viewBox="0 0 2068 6470">
          <text:p/>
        </draw:connector>
        <draw:frame draw:style-name="gr5" draw:text-style-name="P2" xml:id="id3" draw:id="id3" draw:layer="layout" svg:width="4.452cm" svg:height="1.3cm" svg:x="2.646cm" svg:y="9.268cm">
          <draw:text-box>
            <text:p text:style-name="P1">APMenubar</text:p>
          </draw:text-box>
        </draw:frame>
        <draw:connector draw:style-name="gr6" draw:text-style-name="P4" draw:layer="layout" svg:x1="2.646cm" svg:y1="9.918cm" svg:x2="18.791cm" svg:y2="2.513cm" draw:start-shape="id3" draw:start-glue-point="3" draw:end-shape="id4" draw:end-glue-point="3" svg:d="M2646 9918h-527v-7405h16672" svg:viewBox="0 0 16673 7406">
          <text:p/>
        </draw:connector>
        <draw:frame draw:style-name="gr7" draw:text-style-name="P2" xml:id="id5" draw:id="id5" draw:layer="layout" svg:width="6.4cm" svg:height="3.983cm" svg:x="19.106cm" svg:y="6.287cm">
          <draw:text-box>
            <text:p text:style-name="P1">APanel_Unicig</text:p>
          </draw:text-box>
        </draw:frame>
        <draw:frame draw:style-name="gr8" draw:text-style-name="P5" xml:id="id4" draw:id="id4" draw:layer="layout" svg:width="6.421cm" svg:height="3.026cm" svg:x="18.791cm" svg:y="1cm">
          <draw:text-box>
            <text:p text:style-name="P1">IMenu &lt;Interface&gt;</text:p>
            <text:p text:style-name="P1">String dati="dati"</text:p>
            <text:p text:style-name="P1">.....</text:p>
            <text:p text:style-name="P1">Void viewDati();</text:p>
            <text:p text:style-name="P1">....</text:p>
          </draw:text-box>
        </draw:frame>
        <draw:line draw:style-name="gr9" draw:text-style-name="P6" draw:layer="layout" svg:x1="21.695cm" svg:y1="15.201cm" svg:x2="21.504cm" svg:y2="10.328cm">
          <text:p/>
        </draw:line>
        <draw:connector draw:style-name="gr10" draw:text-style-name="P4" draw:layer="layout" svg:x1="22.306cm" svg:y1="6.287cm" svg:x2="22.001cm" svg:y2="4.026cm" draw:start-shape="id5" draw:start-glue-point="0" draw:end-shape="id4" draw:end-glue-point="2" svg:d="M22306 6287v-1143h-305v-1118" svg:viewBox="0 0 306 2262">
          <text:p/>
        </draw:connector>
        <draw:frame draw:style-name="gr11" draw:text-style-name="P7" draw:layer="layout" svg:width="4.828cm" svg:height="2.471cm" svg:x="25.072cm" svg:y="5.793cm">
          <draw:text-box>
            <text:p text:style-name="P1">Jpanel apdati;</text:p>
            <text:p text:style-name="P1">Jpanel apambiente;</text:p>
            <text:p text:style-name="P1">....</text:p>
            <text:p text:style-name="P1">....</text:p>
          </draw:text-box>
        </draw:frame>
        <draw:frame draw:style-name="gr12" draw:text-style-name="P7" draw:layer="layout" svg:width="10.652cm" svg:height="2.471cm" svg:x="23.936cm" svg:y="8.592cm">
          <draw:text-box>
            <text:p text:style-name="P1">protected void initPanels(){</text:p>
            <text:p text:style-name="P1"><text:tab/><text:tab/>setLayout(new CardLayout(0, 0));</text:p>
            <text:p text:style-name="P1"><text:tab/><text:tab/>add(apdati,Imenu.dati);</text:p>
            <text:p text:style-name="P1">..........</text:p>
          </draw:text-box>
        </draw:frame>
        <draw:frame draw:style-name="gr13" draw:text-style-name="P9" draw:layer="layout" svg:width="5.503cm" svg:height="0.988cm" svg:x="19.297cm" svg:y="7.4cm">
          <draw:text-box>
            <text:p text:style-name="P8">Layout CardLayout</text:p>
          </draw:text-box>
        </draw:frame>
        <draw:connector draw:style-name="gr6" draw:text-style-name="P4" draw:layer="layout" svg:x1="8.681cm" svg:y1="10.76cm" svg:x2="7.098cm" svg:y2="9.918cm" draw:start-shape="id2" draw:start-glue-point="3" draw:end-shape="id3" draw:end-glue-point="1" svg:d="M8681 10760h-791v-842h-792" svg:viewBox="0 0 1584 843">
          <text:p/>
        </draw:connector>
        <draw:path draw:style-name="gr14" draw:text-style-name="P6" draw:layer="layout" svg:width="4.49cm" svg:height="13.376cm" draw:transform="rotate (0.844041226264458) translate (25.208cm 3.352cm)" svg:viewBox="0 0 4491 13377" svg:d="M1056 13352c602 85 1228-46 1759-341 571-317 677-1000 974-1509 349-600 310-1269 419-1919 103-613 387-1195 243-1825-129-567-234-1204-723-1610-415-344-544-887-807-1343-273-472-648-857-839-1377-194-529-579-920-871-1415-295-498-231-1062-699-1438l-320-359-192-216">
          <text:p/>
        </draw:path>
        <draw:frame draw:style-name="gr15" draw:text-style-name="P2" draw:layer="layout" svg:width="9.91cm" svg:height="0.858cm" svg:x="7.853cm" svg:y="19.612cm">
          <draw:text-box>
            <text:p text:style-name="P1">com.antoiovi.unicig.project.unicig1064_1</text:p>
          </draw:text-box>
        </draw:frame>
        <draw:frame draw:style-name="gr3" draw:text-style-name="P2" draw:layer="layout" svg:width="12.34cm" svg:height="4.743cm" svg:x="7.96cm" svg:y="20.429cm">
          <draw:text-box>
            <text:p text:style-name="P1">Unicig10641_Frame</text:p>
            <text:p text:style-name="P1">APUnicig10641</text:p>
            <text:p text:style-name="P1">APinputdata</text:p>
            <text:p text:style-name="P1">APoutputdata</text:p>
            <text:p text:style-name="P1">Canali</text:p>
            <text:p text:style-name="P1">Condotti</text:p>
            <text:p text:style-name="P1">Generatori</text:p>
            <text:p text:style-name="P1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_20_1" draw:display-name="Arrowhead 1" svg:viewBox="0 0 3000 6000" svg:d="M1500 0l1500 3000-1500 3000-1500-3000z"/>
    <draw:marker draw:name="Arrowhead_20_2" draw:display-name="Arrowhead 2" svg:viewBox="0 0 3000 3000" svg:d="M1500 0l1500 3000h-3000zM1500 447l-1176 2353h2353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2M10S</meta:editing-duration>
    <meta:editing-cycles>6</meta:editing-cycles>
    <meta:generator>LibreOffice/5.2.2.2$Windows_x86 LibreOffice_project/8f96e87c890bf8fa77463cd4b640a2312823f3ad</meta:generator>
    <dc:date>2017-05-20T18:28:40.192000000</dc:date>
    <meta:document-statistic meta:object-count="17"/>
  </office:meta>
</office:document-meta>
</file>